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10b0" officeooo:paragraph-rsid="000210b0"/>
    </style:style>
    <style:style style:name="T1" style:family="text">
      <style:text-properties officeooo:rsid="00024f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, I am Su<text:span text:style-name="T1">kuna </text:span>based in Sydney but originally from Nepal. I have started my blogging career in 2020 to share my fashion, travel and food journey in different parts of the world. Hope you will enjoy reading it! Cheers!</text:p>
      <text:p text:style-name="P1"/>
      <text:p text:style-name="P1"/>
      <text:p text:style-name="P1">Little about my background</text:p>
      <text:p text:style-name="P1"/>
      <text:p text:style-name="P1">I come from the country where Lord Buddha was born and where the highest mountain, Mt. Everest 8848 lies in. I came to Australia in 2016 to pursue my masters degree. Being an international student in a foreign country is not as easy as we think back home. I have my own personal struggling journey which has let me experience a lot of things that made me stronger and landed to this field finally.</text:p>
      <text:p text:style-name="P1"><text:line-break/>I love reading books (motivational most of the time), love being fashionable (even though it doesn’t always <text:s/>mean wearing brands), travelling to new places and eating food out a lot (though I enjoy cooking too). <text:s/>I decided <text:span text:style-name="T1">to </text:span>writ<text:span text:style-name="T1">e </text:span>blogs and post out pictures after I came back from my Europe tour. Travelling to Europe, <text:span text:style-name="T1">esp</text:span>ecially to Paris was my dream,which came true in November 2019. 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9T11:20:11.714071833</meta:creation-date>
    <dc:date>2020-09-22T09:37:47.860797978</dc:date>
    <meta:editing-duration>PT4H33M43S</meta:editing-duration>
    <meta:editing-cycles>4</meta:editing-cycles>
    <meta:generator>LibreOffice/6.4.5.2$Linux_X86_64 LibreOffice_project/40$Build-2</meta:generator>
    <meta:document-statistic meta:table-count="0" meta:image-count="0" meta:object-count="0" meta:page-count="1" meta:paragraph-count="4" meta:word-count="184" meta:character-count="1030" meta:non-whitespace-character-count="846"/>
  </office:meta>
</office:document-meta>
</file>